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cm" svg:stroke-color="#000000" draw:marker-start="a491" draw:marker-end="a492" svg:stroke-opacity="100%" draw:fill="solid" draw:fill-color="#99cc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cm" svg:stroke-color="#000000" svg:stroke-opacity="100%" draw:fill="solid" draw:fill-color="#99cc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cm" svg:stroke-color="#000000" svg:stroke-opacity="100%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4a7ebb" svg:stroke-opacity="100%" draw:fill="none" fo:padding-top="0.138cm" fo:padding-bottom="0.138cm" fo:padding-left="0.263cm" fo:padding-right="0.263cm"/>
    </style:style>
    <style:style style:name="gr6" style:family="graphic" style:parent-style-name="standard">
      <style:graphic-properties draw:stroke="solid" svg:stroke-width="0cm" svg:stroke-color="#000000" draw:marker-end="a667" svg:stroke-opacity="100%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0.25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pr1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</style:style>
    <style:style style:name="P5" style:family="paragraph">
      <style:paragraph-properties style:writing-mode="lr-tb" style:font-independent-line-spacing="true"/>
    </style:style>
    <style:style style:name="T1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/>
    </style:style>
    <style:style style:name="T2" style:family="text">
      <style:text-properties fo:color="#000000" style:text-line-through-style="none" style:text-position="0% 100%" fo:font-family="Arial" style:font-family-generic="roman" style:font-pitch="variabl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r" presentation:presentation-page-layout-name="AL1T33">
        <draw:custom-shape draw:name="Freihandform 1" draw:style-name="gr1" draw:text-style-name="P2" draw:layer="layout" svg:width="3.5cm" svg:height="1.5cm" svg:x="21cm" svg:y="2cm">
          <text:p text:style-name="P1"><text:span text:style-name="T1">Driver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ihandform 2" draw:style-name="gr2" draw:text-style-name="P2" draw:id="id4" draw:layer="layout" svg:width="4cm" svg:height="1.5cm" svg:x="21cm" svg:y="6cm">
          <text:p text:style-name="P1"><text:span text:style-name="T1">Truck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ihandform 3" draw:style-name="gr2" draw:text-style-name="P2" draw:id="id5" draw:layer="layout" svg:width="6cm" svg:height="1.5cm" svg:x="2.4cm" svg:y="14.8cm">
          <text:p text:style-name="P1"><text:span text:style-name="T1">ContractStation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ihandform 4" draw:style-name="gr2" draw:text-style-name="P2" draw:id="id3" draw:layer="layout" svg:width="6cm" svg:height="1.5cm" svg:x="20.002cm" svg:y="14.5cm">
          <text:p text:style-name="P1"><text:span text:style-name="T1">RouteStation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ihandform 5" draw:style-name="gr2" draw:text-style-name="P2" draw:id="id2" draw:layer="layout" svg:width="3cm" svg:height="1.5cm" svg:x="21.602cm" svg:y="10cm">
          <text:p text:style-name="P1"><text:span text:style-name="T1">Rout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ihandform 6" draw:style-name="gr2" draw:text-style-name="P2" draw:layer="layout" svg:width="5cm" svg:height="1.5cm" svg:x="3.5cm" svg:y="2cm">
          <text:p text:style-name="P1"><text:span text:style-name="T1">Customer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ihandform 7" draw:style-name="gr2" draw:text-style-name="P2" draw:id="id6" draw:layer="layout" svg:width="6cm" svg:height="1.5cm" svg:x="3.5cm" svg:y="6cm">
          <text:p text:style-name="P1"><text:span text:style-name="T1">Contract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ihandform 8" draw:style-name="gr2" draw:text-style-name="P2" draw:layer="layout" svg:width="7.5cm" svg:height="1cm" svg:x="11.5cm" svg:y="6.5cm">
          <text:p text:style-name="P1"><text:span text:style-name="T1">TentativeAssignment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Gerade Verbindung 9" draw:style-name="gr3" draw:text-style-name="P2" draw:layer="layout" svg:width="0.001cm" svg:height="2.5cm" svg:x="6cm" svg:y="3.5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feld 10" draw:style-name="gr4" draw:text-style-name="P2" draw:layer="layout" svg:width="1cm" svg:height="0.725cm" svg:x="6cm" svg:y="3.5cm">
          <draw:text-box>
            <text:p text:style-name="P3"><text:span text:style-name="T2">1</text:span></text:p>
          </draw:text-box>
        </draw:frame>
        <draw:frame draw:name="Textfeld 11" draw:style-name="gr4" draw:text-style-name="P2" draw:layer="layout" svg:width="0.807cm" svg:height="0.725cm" svg:x="6cm" svg:y="5.275cm">
          <draw:text-box>
            <text:p text:style-name="P3"><text:span text:style-name="T2">N</text:span></text:p>
          </draw:text-box>
        </draw:frame>
        <draw:custom-shape draw:name="Gerade Verbindung 12" draw:style-name="gr3" draw:text-style-name="P2" draw:layer="layout" svg:width="0.001cm" svg:height="2.5cm" svg:x="23cm" svg:y="3.5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feld 13" draw:style-name="gr4" draw:text-style-name="P2" draw:layer="layout" svg:width="1cm" svg:height="0.725cm" svg:x="23cm" svg:y="3.5cm">
          <draw:text-box>
            <text:p text:style-name="P3"><text:span text:style-name="T2">1</text:span></text:p>
          </draw:text-box>
        </draw:frame>
        <draw:frame draw:name="Textfeld 14" draw:style-name="gr4" draw:text-style-name="P2" draw:layer="layout" svg:width="0.807cm" svg:height="0.725cm" svg:x="23cm" svg:y="5.275cm">
          <draw:text-box>
            <text:p text:style-name="P3"><text:span text:style-name="T2">N</text:span></text:p>
          </draw:text-box>
        </draw:frame>
        <draw:custom-shape draw:name="Gerade Verbindung 15" draw:style-name="gr3" draw:text-style-name="P2" draw:layer="layout" svg:width="2cm" svg:height="0.001cm" svg:x="9.5cm" svg:y="7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Gerade Verbindung 16" draw:style-name="gr3" draw:text-style-name="P2" draw:layer="layout" svg:width="2cm" svg:height="0.001cm" svg:x="18.972cm" svg:y="6.75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feld 17" draw:style-name="gr4" draw:text-style-name="P2" draw:layer="layout" svg:width="1cm" svg:height="0.725cm" svg:x="19cm" svg:y="6cm">
          <draw:text-box>
            <text:p text:style-name="P3"><text:span text:style-name="T2">N</text:span></text:p>
          </draw:text-box>
        </draw:frame>
        <draw:frame draw:name="Textfeld 18" draw:style-name="gr4" draw:text-style-name="P2" draw:layer="layout" svg:width="1cm" svg:height="0.725cm" svg:x="20.5cm" svg:y="6cm">
          <draw:text-box>
            <text:p text:style-name="P3"><text:span text:style-name="T2">1</text:span></text:p>
          </draw:text-box>
        </draw:frame>
        <draw:frame draw:name="Textfeld 19" draw:style-name="gr4" draw:text-style-name="P2" draw:layer="layout" svg:width="0.5cm" svg:height="0.725cm" svg:x="9.5cm" svg:y="6.275cm">
          <draw:text-box>
            <text:p text:style-name="P3"><text:span text:style-name="T2">1</text:span></text:p>
          </draw:text-box>
        </draw:frame>
        <draw:frame draw:name="Textfeld 21" draw:style-name="gr4" draw:text-style-name="P2" draw:layer="layout" svg:width="1cm" svg:height="0.725cm" svg:x="23cm" svg:y="7.5cm">
          <draw:text-box>
            <text:p text:style-name="P3"><text:span text:style-name="T2">1</text:span></text:p>
          </draw:text-box>
        </draw:frame>
        <draw:frame draw:name="Textfeld 22" draw:style-name="gr4" draw:text-style-name="P2" draw:layer="layout" svg:width="0.807cm" svg:height="0.725cm" svg:x="23.213cm" svg:y="13.674cm">
          <draw:text-box>
            <text:p text:style-name="P3"><text:span text:style-name="T2">N</text:span></text:p>
          </draw:text-box>
        </draw:frame>
        <draw:frame draw:name="Textfeld 25" draw:style-name="gr4" draw:text-style-name="P2" draw:layer="layout" svg:width="1cm" svg:height="0.725cm" svg:x="6cm" svg:y="7.5cm">
          <draw:text-box>
            <text:p text:style-name="P3"><text:span text:style-name="T2">1</text:span></text:p>
          </draw:text-box>
        </draw:frame>
        <draw:frame draw:name="Textfeld 26" draw:style-name="gr4" draw:text-style-name="P2" draw:layer="layout" svg:width="0.807cm" svg:height="0.725cm" svg:x="23cm" svg:y="11.756cm">
          <draw:text-box>
            <text:p text:style-name="P3"><text:span text:style-name="T2">1</text:span></text:p>
          </draw:text-box>
        </draw:frame>
        <draw:frame draw:name="Textfeld 27" draw:style-name="gr4" draw:text-style-name="P2" draw:layer="layout" svg:width="1cm" svg:height="0.725cm" svg:x="23cm" svg:y="8.775cm">
          <draw:text-box>
            <text:p text:style-name="P3"><text:span text:style-name="T2">N</text:span></text:p>
          </draw:text-box>
        </draw:frame>
        <draw:frame draw:name="Textfeld 30" draw:style-name="gr4" draw:text-style-name="P2" draw:layer="layout" svg:width="1.565cm" svg:height="0.725cm" svg:x="18.935cm" svg:y="14.5cm">
          <draw:text-box>
            <text:p text:style-name="P3"><text:span text:style-name="T2">0..1</text:span></text:p>
          </draw:text-box>
        </draw:frame>
        <draw:frame draw:name="Textfeld 31" draw:style-name="gr4" draw:text-style-name="P2" draw:layer="layout" svg:width="1.028cm" svg:height="0.725cm" svg:x="5.444cm" svg:y="14.075cm">
          <draw:text-box>
            <text:p text:style-name="P3"><text:span text:style-name="T2">N</text:span></text:p>
          </draw:text-box>
        </draw:frame>
        <draw:frame draw:name="Textfeld 32" draw:style-name="gr4" draw:text-style-name="P2" draw:layer="layout" svg:width="0.807cm" svg:height="0.725cm" svg:x="10.693cm" svg:y="6.275cm">
          <draw:text-box>
            <text:p text:style-name="P3"><text:span text:style-name="T2">N</text:span></text:p>
          </draw:text-box>
        </draw:frame>
        <draw:custom-shape draw:name="Freihandform 33" draw:style-name="gr2" draw:text-style-name="P2" draw:layer="layout" svg:width="7cm" svg:height="1cm" svg:x="11.5cm" svg:y="4cm">
          <text:p text:style-name="P1"><text:span text:style-name="T1">FinalAssignment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Gerade Verbindung 34" draw:style-name="gr3" draw:text-style-name="P2" draw:layer="layout" svg:width="2cm" svg:height="1.5cm" svg:x="9.5cm" svg:y="4.5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Gerade Verbindung 35" draw:style-name="gr3" draw:text-style-name="P2" draw:layer="layout" svg:width="2.5cm" svg:height="1.5cm" svg:x="18.5cm" svg:y="4.5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feld 36" draw:style-name="gr4" draw:text-style-name="P2" draw:layer="layout" svg:width="1cm" svg:height="0.725cm" svg:x="9cm" svg:y="5cm">
          <draw:text-box>
            <text:p text:style-name="P3"><text:span text:style-name="T2">1</text:span></text:p>
          </draw:text-box>
        </draw:frame>
        <draw:frame draw:name="Textfeld 37" draw:style-name="gr4" draw:text-style-name="P2" draw:layer="layout" svg:width="1cm" svg:height="0.725cm" svg:x="11cm" svg:y="3.5cm">
          <draw:text-box>
            <text:p text:style-name="P3"><text:span text:style-name="T2">1</text:span></text:p>
          </draw:text-box>
        </draw:frame>
        <draw:frame draw:name="Textfeld 38" draw:style-name="gr4" draw:text-style-name="P2" draw:layer="layout" svg:width="1cm" svg:height="0.725cm" svg:x="20.5cm" svg:y="5cm">
          <draw:text-box>
            <text:p text:style-name="P3"><text:span text:style-name="T2">1</text:span></text:p>
          </draw:text-box>
        </draw:frame>
        <draw:frame draw:name="Textfeld 39" draw:style-name="gr4" draw:text-style-name="P2" draw:layer="layout" svg:width="1cm" svg:height="0.725cm" svg:x="18.5cm" svg:y="4cm">
          <draw:text-box>
            <text:p text:style-name="P3"><text:span text:style-name="T2">N</text:span></text:p>
          </draw:text-box>
        </draw:frame>
        <draw:custom-shape draw:name="Freihandform 40" draw:style-name="gr2" draw:text-style-name="P2" draw:id="id1" draw:layer="layout" svg:width="8cm" svg:height="1cm" svg:x="11cm" svg:y="9cm">
          <text:p text:style-name="P1"><text:span text:style-name="T1">Suggestion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Gerade Verbindung 41" draw:style-name="gr3" draw:text-style-name="P2" draw:layer="layout" svg:width="0.001cm" svg:height="1.5cm" svg:x="15cm" svg:y="5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Gerade Verbindung 42" draw:style-name="gr3" draw:text-style-name="P2" draw:layer="layout" svg:width="0.001cm" svg:height="1.5cm" svg:x="15cm" svg:y="7.5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feld 43" draw:style-name="gr4" draw:text-style-name="P2" draw:layer="layout" svg:width="0.5cm" svg:height="0.725cm" svg:x="15cm" svg:y="5.775cm">
          <draw:text-box>
            <text:p text:style-name="P3"><text:span text:style-name="T2">1</text:span></text:p>
          </draw:text-box>
        </draw:frame>
        <draw:frame draw:name="Textfeld 44" draw:style-name="gr4" draw:text-style-name="P2" draw:layer="layout" svg:width="1cm" svg:height="0.725cm" svg:x="15cm" svg:y="7.5cm">
          <draw:text-box>
            <text:p text:style-name="P3"><text:span text:style-name="T2">N</text:span></text:p>
          </draw:text-box>
        </draw:frame>
        <draw:frame draw:name="Textfeld 45" draw:style-name="gr4" draw:text-style-name="P2" draw:layer="layout" svg:width="0.001cm" svg:height="0.725cm" svg:x="15.5cm" svg:y="8.275cm">
          <draw:text-box>
            <text:p text:style-name="P3"><text:span text:style-name="T2">1</text:span></text:p>
          </draw:text-box>
        </draw:frame>
        <draw:frame draw:name="Textfeld 46" draw:style-name="gr4" draw:text-style-name="P2" draw:layer="layout" svg:width="0.807cm" svg:height="0.725cm" svg:x="10.694cm" svg:y="6.276cm">
          <draw:text-box>
            <text:p text:style-name="P3"><text:span text:style-name="T2">N</text:span></text:p>
          </draw:text-box>
        </draw:frame>
        <draw:frame draw:name="Textfeld 47" draw:style-name="gr4" draw:text-style-name="P2" draw:layer="layout" svg:width="1.5cm" svg:height="0.725cm" svg:x="15cm" svg:y="5cm">
          <draw:text-box>
            <text:p text:style-name="P3"><text:span text:style-name="T2">0..1</text:span></text:p>
          </draw:text-box>
        </draw:frame>
        <draw:frame draw:name="Textfeld 51" draw:style-name="gr4" draw:text-style-name="P2" draw:layer="layout" svg:width="1.5cm" svg:height="0.725cm" svg:x="14cm" svg:y="10cm">
          <draw:text-box>
            <text:p text:style-name="P3"><text:span text:style-name="T2">0..1</text:span></text:p>
          </draw:text-box>
        </draw:frame>
        <draw:frame draw:name="Textfeld 53" draw:style-name="gr4" draw:text-style-name="P2" draw:layer="layout" svg:width="1cm" svg:height="0.725cm" svg:x="21cm" svg:y="10cm">
          <draw:text-box>
            <text:p text:style-name="P3"><text:span text:style-name="T2">1</text:span></text:p>
          </draw:text-box>
        </draw:frame>
        <draw:custom-shape draw:name="Freihandform 56" draw:style-name="gr2" draw:text-style-name="P2" draw:layer="layout" svg:width="4.5cm" svg:height="0.827cm" svg:x="12.5cm" svg:y="0.923cm">
          <text:p text:style-name="P1"><text:span text:style-name="T1">Account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Gerade Verbindung 57" draw:style-name="gr3" draw:text-style-name="P2" draw:layer="layout" svg:width="4cm" svg:height="1cm" svg:x="8.5cm" svg:y="1.75cm">
          <text:p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feld 58" draw:style-name="gr4" draw:text-style-name="P2" draw:layer="layout" svg:width="1cm" svg:height="0.725cm" svg:x="8.529cm" svg:y="1.983cm">
          <draw:text-box>
            <text:p text:style-name="P3"><text:span text:style-name="T2">1</text:span></text:p>
          </draw:text-box>
        </draw:frame>
        <draw:frame draw:name="Textfeld 59" draw:style-name="gr4" draw:text-style-name="P2" draw:layer="layout" svg:width="1cm" svg:height="0.725cm" svg:x="11.49cm" svg:y="1.189cm">
          <draw:text-box>
            <text:p text:style-name="P3"><text:span text:style-name="T2">1</text:span></text:p>
          </draw:text-box>
        </draw:frame>
        <draw:frame draw:name="Textfeld 60" draw:style-name="gr4" draw:text-style-name="P2" draw:layer="layout" svg:width="1cm" svg:height="0.725cm" svg:x="17cm" svg:y="0.826cm">
          <draw:text-box>
            <text:p text:style-name="P3"><text:span text:style-name="T2">1</text:span></text:p>
          </draw:text-box>
        </draw:frame>
        <draw:custom-shape draw:name="Gerade Verbindung 61" draw:style-name="gr3" draw:text-style-name="P2" draw:layer="layout" svg:width="4cm" svg:height="1.25cm" svg:x="17cm" svg:y="1.5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feld 62" draw:style-name="gr4" draw:text-style-name="P2" draw:layer="layout" svg:width="1cm" svg:height="0.725cm" svg:x="19.989cm" svg:y="1.763cm">
          <draw:text-box>
            <text:p text:style-name="P3"><text:span text:style-name="T2">1</text:span></text:p>
          </draw:text-box>
        </draw:frame>
        <draw:connector draw:name="Gewinkelte Verbindung 64" draw:style-name="gr5" draw:layer="layout" svg:x1="15cm" svg:y1="10cm" svg:x2="21.602cm" svg:y2="10.75cm" draw:start-shape="id1" draw:start-glue-point="2" draw:end-shape="id2" draw:end-glue-point="3" svg:d="m15000 10000v750h6602">
          <text:p/>
        </draw:connector>
        <draw:connector draw:name="Gewinkelte Verbindung 66" draw:style-name="gr5" draw:layer="layout" svg:x1="23.102cm" svg:y1="11.5cm" svg:x2="23.002cm" svg:y2="14.5cm" draw:start-shape="id2" draw:start-glue-point="2" draw:end-shape="id3" draw:end-glue-point="0" svg:d="m23102 11500v1501h-100v1499">
          <text:p/>
        </draw:connector>
        <draw:connector draw:name="Gewinkelte Verbindung 68" draw:style-name="gr5" draw:layer="layout" svg:x1="23cm" svg:y1="7.5cm" svg:x2="23.102cm" svg:y2="10cm" draw:start-shape="id4" draw:start-glue-point="2" draw:end-shape="id2" draw:end-glue-point="0" svg:d="m23000 7500v1251h102v1249">
          <text:p/>
        </draw:connector>
        <draw:connector draw:name="Gewinkelte Verbindung 70" draw:style-name="gr5" draw:layer="layout" svg:x1="8.4cm" svg:y1="15.55cm" svg:x2="20.002cm" svg:y2="15.25cm" draw:start-shape="id5" draw:start-glue-point="1" draw:end-shape="id3" draw:end-glue-point="3" svg:d="m8400 15550h5802v-300h5800">
          <text:p/>
        </draw:connector>
        <draw:custom-shape draw:name="Gerade Verbindung 58" draw:style-name="gr3" draw:text-style-name="P2" draw:layer="layout" svg:width="2cm" svg:height="1.5cm" svg:x="19cm" svg:y="7.5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feld 17" draw:style-name="gr4" draw:text-style-name="P2" draw:layer="layout" svg:width="1cm" svg:height="0.725cm" svg:x="19cm" svg:y="9cm">
          <draw:text-box>
            <text:p text:style-name="P3"><text:span text:style-name="T2">N</text:span></text:p>
          </draw:text-box>
        </draw:frame>
        <draw:frame draw:name="Textfeld 18" draw:style-name="gr4" draw:text-style-name="P2" draw:layer="layout" svg:width="1cm" svg:height="0.725cm" svg:x="20.5cm" svg:y="7.5cm">
          <draw:text-box>
            <text:p text:style-name="P3"><text:span text:style-name="T2">1</text:span></text:p>
          </draw:text-box>
        </draw:frame>
        <draw:frame draw:name="Textfeld 22" draw:style-name="gr4" draw:text-style-name="P2" draw:layer="layout" svg:width="6.807cm" svg:height="1.673cm" svg:x="8.5cm" svg:y="17.5cm">
          <draw:text-box>
            <text:p text:style-name="P3"><text:span text:style-name="T2">Truck hat:</text:span></text:p>
            <text:p text:style-name="P3"><text:span text:style-name="T2">1 <text:s text:c="6"/>„Real“ <text:s text:c="10"/>Route</text:span></text:p>
            <text:p text:style-name="P3"><text:span text:style-name="T2">0..N <text:s text:c="2"/>„Suggested“ Routes</text:span></text:p>
          </draw:text-box>
        </draw:frame>
        <draw:custom-shape draw:name="Gerade Verbindung 62" draw:style-name="gr6" draw:text-style-name="P2" draw:layer="layout" svg:width="11.5cm" svg:height="9cm" svg:x="11.5cm" svg:y="8.5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Freihandform 64" draw:style-name="gr2" draw:text-style-name="P2" draw:id="id7" draw:layer="layout" svg:width="6cm" svg:height="1.5cm" svg:x="8.529cm" svg:y="11.756cm">
          <text:p text:style-name="P1"><text:span text:style-name="T1">Cargo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name="Gewinkelte Verbindung 66" draw:style-name="gr5" draw:layer="layout" svg:x1="6.5cm" svg:y1="7.5cm" svg:x2="5.4cm" svg:y2="14.8cm" draw:start-shape="id6" draw:start-glue-point="2" draw:end-shape="id5" draw:end-glue-point="0" svg:d="m6500 7500v3651h-1100v3649">
          <text:p/>
        </draw:connector>
        <draw:frame draw:name="Textfeld 81" draw:style-name="gr4" draw:text-style-name="P2" draw:layer="layout" svg:width="0.5cm" svg:height="0.725cm" svg:x="21.402cm" svg:y="13.793cm">
          <draw:text-box>
            <text:p text:style-name="P3"><text:span text:style-name="T2">1</text:span></text:p>
          </draw:text-box>
        </draw:frame>
        <draw:connector draw:name="Gewinkelte Verbindung 91" draw:style-name="gr5" draw:layer="layout" svg:x1="14.529cm" svg:y1="12.506cm" svg:x2="21.5cm" svg:y2="14.5cm" draw:start-shape="id7" draw:start-glue-point="1" svg:d="m14529 12506h3737v1994h3234">
          <text:p/>
        </draw:connector>
        <draw:frame draw:name="Textfeld 93" draw:style-name="gr4" draw:text-style-name="P2" draw:layer="layout" svg:width="0.7cm" svg:height="0.725cm" svg:x="14.529cm" svg:y="11.756cm">
          <draw:text-box>
            <text:p text:style-name="P3"><text:span text:style-name="T2">N</text:span></text:p>
          </draw:text-box>
        </draw:frame>
        <draw:connector draw:name="Gewinkelte Verbindung 96" draw:style-name="gr5" draw:layer="layout" svg:x1="8.529cm" svg:y1="12.506cm" svg:x2="7.799cm" svg:y2="14.649cm" draw:start-shape="id7" draw:start-glue-point="3" svg:d="m8529 12506h-615v2143h-115">
          <text:p/>
        </draw:connector>
        <draw:frame draw:name="Textfeld 80" draw:style-name="gr4" draw:text-style-name="P2" draw:layer="layout" svg:width="0.7cm" svg:height="0.725cm" svg:x="7.8cm" svg:y="11.674cm">
          <draw:text-box>
            <text:p text:style-name="P3"><text:span text:style-name="T2">N</text:span></text:p>
          </draw:text-box>
        </draw:frame>
        <draw:frame draw:name="Textfeld 97" draw:style-name="gr7" draw:text-style-name="P4" draw:layer="layout" svg:width="0.5cm" svg:height="0.725cm" svg:x="8cm" svg:y="13.775cm">
          <draw:text-box>
            <text:p text:style-name="P3"><text:span text:style-name="T2">1</text:span></text:p>
          </draw:text-box>
        </draw:frame>
        <presentation:notes draw:style-name="dp2">
          <draw:page-thumbnail draw:name="Folienbildplatzhalter 1" draw:style-name="gr8" draw:layer="layout" svg:width="14.848cm" svg:height="11.135cm" svg:x="3.074cm" svg:y="2.258cm" draw:page-number="1" presentation:class="page"/>
          <draw:frame draw:name="Notizenplatzhalter 2"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491" svg:viewBox="0 0 20 30" svg:d="m10 0-10 30h20z"/>
    <draw:marker draw:name="a492" svg:viewBox="0 0 20 30" svg:d="m10 0-10 30h20z"/>
    <draw:marker draw:name="a667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5f_a_5f_überschrift-background" style:display-name="Master1-Layout3-secHead-Abschnitts-_a_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5f_a_5f_überschrift-backgroundobjects" style:display-name="Master1-Layout3-secHead-Abschnitts-_a_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Abschnitts-_5f_a_5f_überschrift-notes" style:display-name="Master1-Layout3-secHead-Abschnitts-_a_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5f_a_5f_überschrift-outline1" style:display-name="Master1-Layout3-secHead-Abschnitts-_a_überschrift-outline1" style:family="presentation">
      <style:graphic-properties draw:stroke="none" draw:fill="none" draw:auto-grow-height="false" draw:fit-to-size="shrink-to-fit">
        <text:list-style style:name="Master1-Layout3-secHead-Abschnitts-_5f_a_5f_überschrift-outline1" style:display-name="Master1-Layout3-secHead-Abschnitts-_a_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5f_a_5f_überschrift-outline2" style:display-name="Master1-Layout3-secHead-Abschnitts-_a_überschrift-outline2" style:family="presentation" style:parent-style-name="Master1-Layout3-secHead-Abschnitts-_5f_a_5f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5f_a_5f_überschrift-outline3" style:display-name="Master1-Layout3-secHead-Abschnitts-_a_überschrift-outline3" style:family="presentation" style:parent-style-name="Master1-Layout3-secHead-Abschnitts-_5f_a_5f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5f_a_5f_überschrift-outline4" style:display-name="Master1-Layout3-secHead-Abschnitts-_a_überschrift-outline4" style:family="presentation" style:parent-style-name="Master1-Layout3-secHead-Abschnitts-_5f_a_5f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5f_a_5f_überschrift-outline5" style:display-name="Master1-Layout3-secHead-Abschnitts-_a_überschrift-outline5" style:family="presentation" style:parent-style-name="Master1-Layout3-secHead-Abschnitts-_5f_a_5f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5f_a_5f_überschrift-outline6" style:display-name="Master1-Layout3-secHead-Abschnitts-_a_überschrift-outline6" style:family="presentation" style:parent-style-name="Master1-Layout3-secHead-Abschnitts-_5f_a_5f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5f_a_5f_überschrift-outline7" style:display-name="Master1-Layout3-secHead-Abschnitts-_a_überschrift-outline7" style:family="presentation" style:parent-style-name="Master1-Layout3-secHead-Abschnitts-_5f_a_5f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5f_a_5f_überschrift-outline8" style:display-name="Master1-Layout3-secHead-Abschnitts-_a_überschrift-outline8" style:family="presentation" style:parent-style-name="Master1-Layout3-secHead-Abschnitts-_5f_a_5f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5f_a_5f_überschrift-outline9" style:display-name="Master1-Layout3-secHead-Abschnitts-_a_überschrift-outline9" style:family="presentation" style:parent-style-name="Master1-Layout3-secHead-Abschnitts-_5f_a_5f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5f_a_5f_überschrift-subtitle" style:display-name="Master1-Layout3-secHead-Abschnitts-_a_überschrift-subtitle" style:family="presentation">
      <style:graphic-properties draw:stroke="none" draw:fill="none" draw:textarea-vertical-align="middle">
        <text:list-style style:name="Master1-Layout3-secHead-Abschnitts-_5f_a_5f_überschrift-subtitle" style:display-name="Master1-Layout3-secHead-Abschnitts-_a_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5f_a_5f_überschrift-title" style:display-name="Master1-Layout3-secHead-Abschnitts-_a_überschrift-title" style:family="presentation">
      <style:graphic-properties draw:stroke="none" draw:fill="none" draw:textarea-vertical-align="middle">
        <text:list-style style:name="Master1-Layout3-secHead-Abschnitts-_5f_a_5f_überschrift-title" style:display-name="Master1-Layout3-secHead-Abschnitts-_a_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5f_a_5f_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5f_a_5f_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_5f_a_5f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5f_a_5f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5f_a_5f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5f_a_5f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9cm" style:punctuation-wrap="hanging" style:writing-mode="lr-tb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8cm" style:punctuation-wrap="hanging" style:writing-mode="lr-tb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 style:writing-mode="lr-tb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1.2cm" fo:margin-right="0cm" fo:margin-top="0cm" fo:margin-bottom="0.499cm" fo:line-height="100%" fo:text-align="center" fo:text-indent="-0.9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40pt" style:font-style-asian="normal" style:font-weight-asian="bold" style:font-family-complex="'DejaVu Sans'" style:font-pitch-complex="variable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bold" style:font-family-complex="'DejaVu Sans'" style:font-pitch-complex="variable" style:font-size-complex="20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4cm"/>
        <style:text-properties style:use-window-font-color="true" fo:font-size="45%"/>
      </text:list-level-style-number>
      <text:list-level-style-number text:level="3" style:num-format="">
        <style:list-level-properties text:space-before="3.6cm"/>
        <style:text-properties style:use-window-font-color="true" fo:font-size="45%"/>
      </text:list-level-style-number>
      <text:list-level-style-number text:level="4" style:num-format="">
        <style:list-level-properties text:space-before="4.8cm"/>
        <style:text-properties style:use-window-font-color="true" fo:font-size="45%"/>
      </text:list-level-style-number>
      <text:list-level-style-number text:level="5" style:num-format="">
        <style:list-level-properties text:space-before="6cm"/>
        <style:text-properties style:use-window-font-color="true" fo:font-size="45%"/>
      </text:list-level-style-number>
      <text:list-level-style-number text:level="6" style:num-format="">
        <style:list-level-properties text:space-before="7.2cm"/>
        <style:text-properties style:use-window-font-color="true" fo:font-size="45%"/>
      </text:list-level-style-number>
      <text:list-level-style-number text:level="7" style:num-format="">
        <style:list-level-properties text:space-before="8.4cm"/>
        <style:text-properties style:use-window-font-color="true" fo:font-size="45%"/>
      </text:list-level-style-number>
      <text:list-level-style-number text:level="8" style:num-format="">
        <style:list-level-properties text:space-before="9.6cm"/>
        <style:text-properties style:use-window-font-color="true" fo:font-size="45%"/>
      </text:list-level-style-number>
      <text:list-level-style-number text:level="9" style:num-format="">
        <style:list-level-properties text:space-before="10.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2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2cm" svg:height="1.484cm" svg:x="11.887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2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3.86cm" svg:x="1.4cm" svg:y="4.914cm" presentation:class="outline">
        <draw:text-box>
          <text:list text:style-name="ML2">
            <text:list-item>
              <text:p text:style-name="MP4"><text:span text:style-name="MT2">Textmasterformat bearbeiten</text:span></text:p>
              <text:list>
                <text:list-item>
                  <text:p text:style-name="MP5"><text:span text:style-name="MT3">Zweite Ebene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5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3.804cm" svg:height="4.502cm" svg:x="2.099cm" svg:y="6.522cm" presentation:class="title">
        <draw:text-box>
          <text:list text:style-name="ML7">
            <text:list-item>
              <text:p text:style-name="MP9"><text:span text:style-name="MT7">Titelmasterformat durch Klicken bearbeiten</text:span></text:p>
            </text:list-item>
          </text:list>
        </draw:text-box>
      </draw:frame>
      <draw:frame draw:name="Untertitel 2" presentation:style-name="Mpr8" draw:text-style-name="MP3" draw:layer="backgroundobjects" svg:width="19.601cm" svg:height="5.367cm" svg:x="4.202cm" svg:y="11.897cm" presentation:class="subtitle">
        <draw:text-box>
          <text:p text:style-name="MP10"><text:span text:style-name="MT8">Formatvorlage des Untertitelmasters durch Klicken 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5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Titelmasterformat durch Klicken bearbeiten</text:span></text:p>
            </text:list-item>
          </text:list>
        </draw:text-box>
      </draw:frame>
      <draw:frame draw:name="Inhaltsplatzhalter 2" presentation:style-name="Mpr14" draw:text-style-name="MP3" draw:layer="backgroundobjects" svg:width="25.199cm" svg:height="13.86cm" svg:x="1.4cm" svg:y="4.914cm" presentation:class="title">
        <draw:text-box>
          <text:list text:style-name="ML9">
            <text:list-item>
              <text:p text:style-name="MP11"><text:span text:style-name="MT2">Textmasterformat 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2">Vierte Ebene</text:span><text:span text:style-name="MT2"><text:line-break/></text:span><text:span text:style-name="MT2">Fünfte Ebene</text:span></text:p>
            </text:list-item>
          </text:list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5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3-secHead-Abschnitts-_5f_a_5f_überschrift" style:display-name="Master1-Layout3-secHead-Abschnitts-_a_überschrift" style:page-layout-name="PM1" draw:style-name="Mdp1">
      <draw:frame draw:name="Titel 1" presentation:style-name="Mpr19" draw:text-style-name="MP3" draw:layer="backgroundobjects" svg:width="23.799cm" svg:height="4.172cm" svg:x="2.214cm" svg:y="13.494cm" presentation:class="title">
        <draw:text-box>
          <text:list text:style-name="ML7">
            <text:list-item>
              <text:p text:style-name="MP12"><text:span text:style-name="MT9">Titelmasterformat durch Klicken bearbeiten</text:span></text:p>
            </text:list-item>
          </text:list>
        </draw:text-box>
      </draw:frame>
      <draw:frame draw:name="Textplatzhalter 2" presentation:style-name="Mpr20" draw:text-style-name="MP3" draw:layer="backgroundobjects" svg:width="23.799cm" svg:height="4.595cm" svg:x="2.214cm" svg:y="8.899cm" presentation:class="outline">
        <draw:text-box>
          <text:list text:style-name="ML10">
            <text:list-item>
              <text:p text:style-name="MP13"><text:span text:style-name="MT10">Textmaster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3-secHead-Abschnitts-_5f_a_5f_überschrift-title" draw:layer="backgroundobjects" svg:width="14.848cm" svg:height="11.135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Titelmasterformat durch Klicken bearbeiten</text:span></text:p>
            </text:list-item>
          </text:list>
        </draw:text-box>
      </draw:frame>
      <draw:frame draw:name="Inhaltsplatzhalter 2" presentation:style-name="Mpr26" draw:text-style-name="MP3" draw:layer="backgroundobjects" svg:width="12.387cm" svg:height="13.86cm" svg:x="1.398cm" svg:y="4.912cm" presentation:class="title">
        <draw:text-box>
          <text:list text:style-name="ML9">
            <text:list-item>
              <text:p text:style-name="MP11"><text:span text:style-name="MT3">Textmasterformat bearbeiten</text:span><text:span text:style-name="MT3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3">Vierte Ebene</text:span><text:span text:style-name="MT3"><text:line-break/></text:span><text:span text:style-name="MT3">Fünfte Ebene</text:span></text:p>
            </text:list-item>
          </text:list>
        </draw:text-box>
      </draw:frame>
      <draw:frame draw:name="Inhaltsplatzhalter 3" presentation:style-name="Mpr26" draw:text-style-name="MP3" draw:layer="backgroundobjects" svg:width="12.391cm" svg:height="13.86cm" svg:x="14.208cm" svg:y="4.912cm" presentation:class="title">
        <draw:text-box>
          <text:list text:style-name="ML9">
            <text:list-item>
              <text:p text:style-name="MP11"><text:span text:style-name="MT3">Textmasterformat bearbeiten</text:span><text:span text:style-name="MT3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3">Vierte Ebene</text:span><text:span text:style-name="MT3"><text:line-break/></text:span><text:span text:style-name="MT3">Fünfte Ebene</text:span></text:p>
            </text:list-item>
          </text:list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5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5.202cm" svg:height="3.497cm" svg:x="1.402cm" svg:y="0.842cm" presentation:class="title">
        <draw:text-box>
          <text:list text:style-name="ML7">
            <text:list-item>
              <text:p text:style-name="MP9"><text:span text:style-name="MT7">Titelmasterformat durch Klicken bearbeiten</text:span></text:p>
            </text:list-item>
          </text:list>
        </draw:text-box>
      </draw:frame>
      <draw:frame draw:name="Textplatzhalter 2" presentation:style-name="Mpr32" draw:text-style-name="MP3" draw:layer="backgroundobjects" svg:width="12.369cm" svg:height="1.958cm" svg:x="1.402cm" svg:y="4.701cm" presentation:class="outline">
        <draw:text-box>
          <text:list text:style-name="ML10">
            <text:list-item>
              <text:p text:style-name="MP13"><text:span text:style-name="MT11">Textmaster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2.369cm" svg:height="12.1cm" svg:x="1.402cm" svg:y="6.659cm" presentation:class="title">
        <draw:text-box>
          <text:list text:style-name="ML9">
            <text:list-item>
              <text:p text:style-name="MP11"><text:span text:style-name="MT4">Textmasterformat bearbeiten</text:span><text:span text:style-name="MT4"><text:line-break/></text:span><text:span text:style-name="MT4">Zweite Ebene</text:span><text:span text:style-name="MT4"><text:line-break/></text:span><text:span text:style-name="MT4">Dritte Ebene</text:span><text:span text:style-name="MT4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Textplatzhalter 4" presentation:style-name="Mpr32" draw:text-style-name="MP3" draw:layer="backgroundobjects" svg:width="12.378cm" svg:height="1.958cm" svg:x="14.226cm" svg:y="4.701cm" presentation:class="outline">
        <draw:text-box>
          <text:list text:style-name="ML10">
            <text:list-item>
              <text:p text:style-name="MP13"><text:span text:style-name="MT11">Textmaster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2.378cm" svg:height="12.1cm" svg:x="14.226cm" svg:y="6.659cm" presentation:class="title">
        <draw:text-box>
          <text:list text:style-name="ML9">
            <text:list-item>
              <text:p text:style-name="MP11"><text:span text:style-name="MT4">Textmasterformat bearbeiten</text:span><text:span text:style-name="MT4"><text:line-break/></text:span><text:span text:style-name="MT4">Zweite Ebene</text:span><text:span text:style-name="MT4"><text:line-break/></text:span><text:span text:style-name="MT4">Dritte Ebene</text:span><text:span text:style-name="MT4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5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Titelmasterformat durch Klicken bearbeiten</text:span></text:p>
            </text:list-item>
          </text:list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5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mer&gt;</text:page-number></text:span></text:p>
        </draw:text-box>
      </draw:frame>
      <draw:frame draw:name="Titel 4" presentation:style-name="Mpr45" draw:text-style-name="MP3" draw:layer="backgroundobjects" svg:width="25.2cm" svg:height="3.505cm" svg:x="1.4cm" svg:y="0.837cm" presentation:class="title">
        <draw:text-box>
          <text:p/>
        </draw:text-box>
      </draw:frame>
      <draw:frame draw:name="Textplatzhalter 5" presentation:style-name="Mpr46" draw:text-style-name="MP3" draw:layer="backgroundobjects" svg:width="25.2cm" svg:height="13.858cm" svg:x="1.4cm" svg:y="4.913cm" presentation:class="outline">
        <draw:text-box>
          <text:p/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5cm" svg:x="3.075cm" svg:y="2.257cm" presentation:class="page"/>
        <draw:frame draw:name="Notizenplatzhalter 2" presentation:style-name="Mpr4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ußzeilenplatzhalter 5" presentation:style-name="Mpr48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Foliennummernplatzhalter 6" presentation:style-name="Mpr48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9" draw:text-style-name="MP3" draw:layer="backgroundobjects" svg:width="9.212cm" svg:height="3.554cm" svg:x="1.402cm" svg:y="0.838cm" presentation:class="title">
        <draw:text-box>
          <text:list text:style-name="ML7">
            <text:list-item>
              <text:p text:style-name="MP12"><text:span text:style-name="MT12">Titelmasterformat durch Klicken bearbeiten</text:span></text:p>
            </text:list-item>
          </text:list>
        </draw:text-box>
      </draw:frame>
      <draw:frame draw:name="Inhaltsplatzhalter 2" presentation:style-name="Mpr50" draw:text-style-name="MP3" draw:layer="backgroundobjects" svg:width="15.655cm" svg:height="17.921cm" svg:x="10.949cm" svg:y="0.838cm" presentation:class="title">
        <draw:text-box>
          <text:list text:style-name="ML9">
            <text:list-item>
              <text:p text:style-name="MP11"><text:span text:style-name="MT2">Textmasterformat 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2">Vierte Ebene</text:span><text:span text:style-name="MT2"><text:line-break/></text:span><text:span text:style-name="MT2">Fünfte Ebene</text:span></text:p>
            </text:list-item>
          </text:list>
        </draw:text-box>
      </draw:frame>
      <draw:frame draw:name="Textplatzhalter 3" presentation:style-name="Mpr51" draw:text-style-name="MP3" draw:layer="backgroundobjects" svg:width="9.212cm" svg:height="14.367cm" svg:x="1.402cm" svg:y="4.392cm" presentation:class="outline">
        <draw:text-box>
          <text:list text:style-name="ML10">
            <text:list-item>
              <text:p text:style-name="MP13"><text:span text:style-name="MT1">Textmasterformat bearbeiten</text:span></text:p>
            </text:list-item>
          </text:list>
        </draw:text-box>
      </draw:frame>
      <draw:frame draw:name="Datumsplatzhalter 4" presentation:style-name="Mpr5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3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2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5cm" svg:x="3.075cm" svg:y="2.257cm" presentation:class="page"/>
        <draw:frame draw:name="Notizenplatzhalter 2" presentation:style-name="Mpr5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2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umsplatzhalter 4" presentation:style-name="Mpr52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ußzeilenplatzhalter 5" presentation:style-name="Mpr55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Foliennummernplatzhalter 6" presentation:style-name="Mpr55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6" draw:text-style-name="MP3" draw:layer="backgroundobjects" svg:width="16.801cm" svg:height="1.737cm" svg:x="5.49cm" svg:y="14.698cm" presentation:class="title">
        <draw:text-box>
          <text:list text:style-name="ML7">
            <text:list-item>
              <text:p text:style-name="MP12"><text:span text:style-name="MT12">Titelmasterformat durch Klicken bearbeiten</text:span></text:p>
            </text:list-item>
          </text:list>
        </draw:text-box>
      </draw:frame>
      <draw:frame draw:name="Bildplatzhalter 2" presentation:style-name="Mpr57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platzhalter 3" presentation:style-name="Mpr58" draw:text-style-name="MP3" draw:layer="backgroundobjects" svg:width="16.801cm" svg:height="2.465cm" svg:x="5.49cm" svg:y="16.435cm" presentation:class="outline">
        <draw:text-box>
          <text:list text:style-name="ML10">
            <text:list-item>
              <text:p text:style-name="MP13"><text:span text:style-name="MT1">Textmasterformat bearbeiten</text:span></text:p>
            </text:list-item>
          </text:list>
        </draw:text-box>
      </draw:frame>
      <draw:frame draw:name="Datumsplatzhalter 4" presentation:style-name="Mpr5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6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5cm" svg:x="3.075cm" svg:y="2.257cm" presentation:class="page"/>
        <draw:frame draw:name="Notizenplatzhalter 2" presentation:style-name="Mpr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umsplatzhalter 4" presentation:style-name="Mpr5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ußzeilenplatzhalter 5" presentation:style-name="Mpr6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Foliennummernplatzhalter 6" presentation:style-name="Mpr6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3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4" draw:text-style-name="MP14" draw:layer="backgroundobjects" svg:width="25.199cm" svg:height="13.86cm" svg:x="1.4cm" svg:y="4.914cm" presentation:class="outline">
        <draw:text-box>
          <text:list text:style-name="ML2">
            <text:list-item>
              <text:p text:style-name="MP4"><text:span text:style-name="MT2">Textmasterformat bearbeiten</text:span></text:p>
              <text:list>
                <text:list-item>
                  <text:p text:style-name="MP5"><text:span text:style-name="MT3">Zweite Ebene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5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5cm" svg:x="3.075cm" svg:y="2.257cm" presentation:class="page"/>
        <draw:frame draw:name="Notizenplatzhalter 2" presentation:style-name="Mpr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5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umsplatzhalter 4" presentation:style-name="Mpr65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ußzeilenplatzhalter 5" presentation:style-name="Mpr68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Foliennummernplatzhalter 6" presentation:style-name="Mpr68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9" draw:text-style-name="MP14" draw:layer="backgroundobjects" svg:width="6.297cm" svg:height="17.934cm" svg:x="20.302cm" svg:y="0.838cm" presentation:class="title">
        <draw:text-box>
          <text:list text:style-name="ML7">
            <text:list-item>
              <text:p text:style-name="MP9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70" draw:text-style-name="MP14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Textmasterformat bearbeiten</text:span></text:p>
              <text:list>
                <text:list-item>
                  <text:p text:style-name="MP5"><text:span text:style-name="MT3">Zweite Ebene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71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5cm" svg:x="3.075cm" svg:y="2.257cm" presentation:class="page"/>
        <draw:frame draw:name="Notizenplatzhalter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1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umsplatzhalter 4" presentation:style-name="Mpr71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ußzeilenplatzhalter 5" presentation:style-name="Mpr74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Foliennummernplatzhalter 6" presentation:style-name="Mpr74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dc:title>PowerPoint-Präsentation</dc:title>
    <meta:initial-creator>Mr.H </meta:initial-creator>
    <dc:creator>Mr.H </dc:creator>
    <meta:creation-date>2012-01-17T02:22:08Z</meta:creation-date>
    <dc:date>2012-11-21T15:31:20</dc:date>
    <meta:editing-cycles>13</meta:editing-cycles>
    <meta:editing-duration>PT00H02M35S</meta:editing-duration>
    <meta:document-statistic meta:object-count="217"/>
  </office:meta>
</office:document-meta>
</file>